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12CB9094CE7EE805B8A.png" manifest:media-type="image/png"/>
  <manifest:file-entry manifest:full-path="Pictures/100000000000012C0000012CFB41EC2DC50B038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eeeeee" draw:fill-color="#dddddd" draw:textarea-horizontal-align="justify" draw:textarea-vertical-align="middle" draw:auto-grow-height="false" fo:min-height="9.148cm" fo:min-width="14.994cm"/>
    </style:style>
    <style:style style:name="gr2" style:family="graphic" style:parent-style-name="standard">
      <style:graphic-properties draw:textarea-horizontal-align="justify" draw:textarea-vertical-align="middle" draw:auto-grow-height="false" fo:min-height="0.258cm" fo:min-width="2.548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258cm" fo:min-width="2.16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47cm" fo:min-width="2.67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385cm" fo:min-width="2.548cm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494cm" svg:height="9.398cm" svg:x="2.778cm" svg:y="1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0.508cm" svg:x="3.286cm" svg:y="2.905cm">
          <text:p text:style-name="P2"><text:span text:style-name="T1">Select fil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5.494cm" svg:height="9.398cm" svg:x="2.905cm" svg:y="14.33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794cm" svg:height="2.794cm" svg:x="3.667cm" svg:y="15.986cm">
          <draw:image xlink:href="Pictures/100000000000012C0000012CB9094CE7EE805B8A.png" xlink:type="simple" xlink:show="embed" xlink:actuate="onLoad" draw:mime-type="image/png">
            <text:p/>
          </draw:image>
        </draw:frame>
        <draw:frame draw:style-name="gr3" draw:text-style-name="P3" draw:layer="layout" svg:width="2.794cm" svg:height="2.794cm" svg:x="7.223cm" svg:y="15.986cm">
          <draw:image xlink:href="Pictures/100000000000012C0000012CB9094CE7EE805B8A.png" xlink:type="simple" xlink:show="embed" xlink:actuate="onLoad" draw:mime-type="image/png">
            <text:p/>
          </draw:image>
        </draw:frame>
        <draw:frame draw:style-name="gr3" draw:text-style-name="P3" draw:layer="layout" svg:width="2.794cm" svg:height="2.794cm" svg:x="10.652cm" svg:y="15.986cm">
          <draw:image xlink:href="Pictures/100000000000012C0000012CFB41EC2DC50B0387.png" xlink:type="simple" xlink:show="embed" xlink:actuate="onLoad" draw:mime-type="image/png">
            <text:p/>
          </draw:image>
        </draw:frame>
        <draw:custom-shape draw:style-name="gr4" draw:text-style-name="P4" draw:layer="layout" svg:width="2.667cm" svg:height="0.508cm" svg:x="3.694cm" svg:y="18.961cm">
          <text:p text:style-name="P4"><text:span text:style-name="T2">Input fil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67cm" svg:height="0.508cm" svg:x="7.223cm" svg:y="19.034cm">
          <text:p text:style-name="P4"><text:span text:style-name="T2">Processed input fil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67cm" svg:height="0.508cm" svg:x="10.652cm" svg:y="19.034cm">
          <text:p text:style-name="P4"><text:span text:style-name="T2">Dominant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175cm" svg:height="1.397cm" svg:x="14.208cm" svg:y="16.494cm">
          <text:p text:style-name="P4"><text:span text:style-name="T2">TB 80%</text:span></text:p>
          <text:p text:style-name="P4"><text:span text:style-name="T2">Normal 20%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048cm" svg:height="0.635cm" svg:x="2.778cm" svg:y="1cm">
          <text:p text:style-name="P4"><text:span text:style-name="T2">home.html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048cm" svg:height="0.635cm" svg:x="2.905cm" svg:y="13.446cm">
          <text:p text:style-name="P4"><text:span text:style-name="T2">predict.html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0.1.2$Windows_X86_64 LibreOffice_project/7cbcfc562f6eb6708b5ff7d7397325de9e764452</meta:generator>
    <dc:date>2020-09-22T16:44:55.747000000</dc:date>
    <meta:editing-duration>PT8M1S</meta:editing-duration>
    <meta:editing-cycles>10</meta:editing-cycles>
    <meta:document-statistic meta:object-count="12"/>
  </office:meta>
</office:document-meta>
</file>